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98.5554">
            <text:p>98.5554</text:p>
          </table:table-cell>
          <table:table-cell office:value-type="float" office:value="98.5915">
            <text:p>98.5915</text:p>
          </table:table-cell>
          <table:table-cell table:number-columns-repeated="2"/>
        </table:table-row>
        <table:table-row table:style-name="ro1">
          <table:table-cell office:value-type="float" office:value="98.6769">
            <text:p>98.6769</text:p>
          </table:table-cell>
          <table:table-cell office:value-type="float" office:value="98.2804">
            <text:p>98.2804</text:p>
          </table:table-cell>
          <table:table-cell table:number-columns-repeated="2"/>
        </table:table-row>
        <table:table-row table:style-name="ro1">
          <table:table-cell office:value-type="float" office:value="98.393">
            <text:p>98.393</text:p>
          </table:table-cell>
          <table:table-cell office:value-type="float" office:value="89.9351">
            <text:p>89.9351</text:p>
          </table:table-cell>
          <table:table-cell table:number-columns-repeated="2"/>
        </table:table-row>
        <table:table-row table:style-name="ro1">
          <table:table-cell office:value-type="float" office:value="98.2796">
            <text:p>98.2796</text:p>
          </table:table-cell>
          <table:table-cell office:value-type="float" office:value="97.2109">
            <text:p>97.2109</text:p>
          </table:table-cell>
          <table:table-cell/>
          <table:table-cell>
            <draw:frame table:end-cell-address="Sheet1.H19" table:end-x="0.4016in" table:end-y="0.115in" draw:z-index="0" draw:style-name="gr1" svg:width="3.1441in" svg:height="2.7504in" svg:x="0.8134in" svg:y="0.0213in">
              <draw:object draw:notify-on-update-of-ranges="Sheet1.A1:Sheet1.A9 Sheet1.B1:Sheet1.B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7.7819">
            <text:p>97.7819</text:p>
          </table:table-cell>
          <table:table-cell office:value-type="float" office:value="98.2688">
            <text:p>98.2688</text:p>
          </table:table-cell>
          <table:table-cell table:number-columns-repeated="2"/>
        </table:table-row>
        <table:table-row table:style-name="ro1">
          <table:table-cell office:value-type="float" office:value="81.4249">
            <text:p>81.4249</text:p>
          </table:table-cell>
          <table:table-cell office:value-type="float" office:value="93.5966">
            <text:p>93.5966</text:p>
          </table:table-cell>
          <table:table-cell table:number-columns-repeated="2"/>
        </table:table-row>
        <table:table-row table:style-name="ro1">
          <table:table-cell office:value-type="float" office:value="85.7288">
            <text:p>85.7288</text:p>
          </table:table-cell>
          <table:table-cell office:value-type="float" office:value="98.6554">
            <text:p>98.6554</text:p>
          </table:table-cell>
          <table:table-cell table:number-columns-repeated="2"/>
        </table:table-row>
        <table:table-row table:style-name="ro1">
          <table:table-cell office:value-type="float" office:value="44.7726">
            <text:p>44.7726</text:p>
          </table:table-cell>
          <table:table-cell office:value-type="float" office:value="-68.3935">
            <text:p>-68.3935</text:p>
          </table:table-cell>
          <table:table-cell table:number-columns-repeated="2"/>
        </table:table-row>
        <table:table-row table:style-name="ro1">
          <table:table-cell office:value-type="float" office:value="-92.4354">
            <text:p>-92.4354</text:p>
          </table:table-cell>
          <table:table-cell office:value-type="float" office:value="-4.05585">
            <text:p>-4.05585</text:p>
          </table:table-cell>
          <table:table-cell table:number-columns-repeated="2"/>
        </table:table-row>
        <table:table-row table:style-name="ro1">
          <table:table-cell office:value-type="string">
            <text:p>alert</text:p>
          </table:table-cell>
          <table:table-cell office:value-type="string">
            <text:p>fixed parameter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2">01/12/2012</text:date>, <text:time>13:5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tul </meta:initial-creator>
    <meta:creation-date>2011-12-22T03:48:29</meta:creation-date>
    <dc:date>2012-01-12T13:52:43</dc:date>
    <dc:creator>Atul </dc:creator>
    <meta:editing-duration>PT00H08M48S</meta:editing-duration>
    <meta:editing-cycles>2</meta:editing-cycles>
    <meta:generator>OpenOffice.org/3.2$Linux OpenOffice.org_project/320m19$Build-9505</meta:generator>
    <meta:document-statistic meta:table-count="3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987cm" svg:height="6.987cm" xlink:href=".." chart:class="chart:bar" chart:style-name="ch1">
        <chart:legend chart:legend-position="end" svg:x="5.934cm" svg:y="3.024cm" chart:style-name="ch2"/>
        <chart:plot-area chart:style-name="ch3" table:cell-range-address="Sheet1.A1:Sheet1.B9" svg:x="0.159cm" svg:y="0.139cm" svg:width="5.617cm" svg:height="6.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1:Sheet1.A9" chart:class="chart:bar">
            <chart:data-point chart:repeated="9"/>
          </chart:series>
          <chart:series chart:style-name="ch8" chart:values-cell-range-address="Sheet1.B1:Sheet1.B9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5554">
                <text:p text:id="Sheet1.A1:Sheet1.A9">98.5554</text:p>
              </table:table-cell>
              <table:table-cell office:value-type="float" office:value="98.5915">
                <text:p text:id="Sheet1.B1:Sheet1.B9">98.59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.6769">
                <text:p>98.6769</text:p>
              </table:table-cell>
              <table:table-cell office:value-type="float" office:value="98.2804">
                <text:p>98.28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393">
                <text:p>98.393</text:p>
              </table:table-cell>
              <table:table-cell office:value-type="float" office:value="89.9351">
                <text:p>89.93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8.2796">
                <text:p>98.2796</text:p>
              </table:table-cell>
              <table:table-cell office:value-type="float" office:value="97.2109">
                <text:p>97.2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7.7819">
                <text:p>97.7819</text:p>
              </table:table-cell>
              <table:table-cell office:value-type="float" office:value="98.2688">
                <text:p>98.2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4249">
                <text:p>81.4249</text:p>
              </table:table-cell>
              <table:table-cell office:value-type="float" office:value="93.5966">
                <text:p>93.59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.7288">
                <text:p>85.7288</text:p>
              </table:table-cell>
              <table:table-cell office:value-type="float" office:value="98.6554">
                <text:p>98.6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.7726">
                <text:p>44.7726</text:p>
              </table:table-cell>
              <table:table-cell office:value-type="float" office:value="-68.3935">
                <text:p>-68.39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92.4354">
                <text:p>-92.4354</text:p>
              </table:table-cell>
              <table:table-cell office:value-type="float" office:value="-4.05585">
                <text:p>-4.055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